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1596D3C8153EBF1DB7A.png" manifest:media-type="image/png"/>
  <manifest:file-entry manifest:full-path="Pictures/1000000000000491000002F5DB466E7D2C73D073.png" manifest:media-type="image/png"/>
  <manifest:file-entry manifest:full-path="Pictures/100000000000048F00000303D7B590B8B1A58971.png" manifest:media-type="image/png"/>
  <manifest:file-entry manifest:full-path="Pictures/10000000000004740000030F17A3E074D97AAC5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ee73" officeooo:paragraph-rsid="0018ee73"/>
    </style:style>
    <style:style style:name="P2" style:family="paragraph" style:parent-style-name="Standard">
      <style:text-properties officeooo:rsid="0018ee73" officeooo:paragraph-rsid="0018ee73"/>
    </style:style>
    <style:style style:name="T1" style:family="text">
      <style:text-properties officeooo:rsid="001a62a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E 3</text:p>
      <text:p text:style-name="P1"/>
      <text:p text:style-name="P1">Apartado <text:span text:style-name="T1">3</text:span>:</text:p>
      <text:p text:style-name="P1"/>
      <text:p text:style-name="P1"/>
      <text:p text:style-name="P1">opcion 1</text:p>
      <text:p text:style-name="P1"/>
      <text:p text:style-name="P1"><draw:frame draw:style-name="fr1" draw:name="Imagen1" text:anchor-type="paragraph" svg:width="10.148cm" svg:height="6.839cm" draw:z-index="0"><draw:image xlink:href="Pictures/1000000000000200000001596D3C8153EBF1DB7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opcion 2</text:p>
      <text:p text:style-name="P1"/>
      <text:p text:style-name="P1"><draw:frame draw:style-name="fr2" draw:name="Imagen2" text:anchor-type="paragraph" svg:width="17cm" svg:height="11.008cm" draw:z-index="1"><draw:image xlink:href="Pictures/1000000000000491000002F5DB466E7D2C73D073.png" xlink:type="simple" xlink:show="embed" xlink:actuate="onLoad" loext:mime-type="image/png"/></draw:frame></text:p>
      <text:p text:style-name="P1"/>
      <text:p text:style-name="P1"/>
      <text:p text:style-name="P1"/>
      <text:p text:style-name="Standard"/>
      <text:p text:style-name="Standard"><text:soft-page-break/></text:p>
      <text:p text:style-name="P1">opcion 3:</text:p>
      <text:p text:style-name="P1"/>
      <text:p text:style-name="P1"><draw:frame draw:style-name="fr3" draw:name="Imagen3" text:anchor-type="paragraph" svg:width="17cm" svg:height="11.675cm" draw:z-index="2"><draw:image xlink:href="Pictures/10000000000004740000030F17A3E074D97AAC5A.png" xlink:type="simple" xlink:show="embed" xlink:actuate="onLoad" loext:mime-type="image/png"/></draw:frame></text:p>
      <text:p text:style-name="P1">opcion 4:</text:p>
      <text:p text:style-name="P1"/>
      <text:p text:style-name="P1"><draw:frame draw:style-name="fr1" draw:name="Imagen4" text:anchor-type="paragraph" svg:width="16.028cm" svg:height="10.589cm" draw:z-index="3"><draw:image xlink:href="Pictures/100000000000048F00000303D7B590B8B1A5897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6T20:34:34.932000000</meta:creation-date>
    <dc:date>2023-11-26T22:55:04.295000000</dc:date>
    <meta:editing-duration>PT3M53S</meta:editing-duration>
    <meta:editing-cycles>2</meta:editing-cycles>
    <meta:generator>LibreOffice/6.1.5.2$Windows_X86_64 LibreOffice_project/90f8dcf33c87b3705e78202e3df5142b201bd805</meta:generator>
    <meta:document-statistic meta:table-count="0" meta:image-count="4" meta:object-count="0" meta:page-count="2" meta:paragraph-count="6" meta:word-count="12" meta:character-count="54" meta:non-whitespace-character-count="48"/>
  </office:meta>
</office:document-meta>
</file>